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3eb4" officeooo:paragraph-rsid="00033eb4"/>
    </style:style>
    <style:style style:name="P2" style:family="paragraph" style:parent-style-name="Standard">
      <style:text-properties fo:font-weight="bold" officeooo:rsid="00033eb4" officeooo:paragraph-rsid="00033eb4" style:font-weight-asian="bold" style:font-weight-complex="bold"/>
    </style:style>
    <style:style style:name="P3" style:family="paragraph" style:parent-style-name="Standard">
      <style:text-properties officeooo:rsid="00033eb4" officeooo:paragraph-rsid="00033eb4"/>
    </style:style>
    <style:style style:name="P4" style:family="paragraph" style:parent-style-name="Standard">
      <style:text-properties officeooo:rsid="00033eb4" officeooo:paragraph-rsid="00055747"/>
    </style:style>
    <style:style style:name="P5" style:family="paragraph" style:parent-style-name="Standard">
      <style:text-properties officeooo:paragraph-rsid="00033eb4"/>
    </style:style>
    <style:style style:name="T1" style:family="text">
      <style:text-properties officeooo:rsid="00033eb4"/>
    </style:style>
    <style:style style:name="T2" style:family="text">
      <style:text-properties officeooo:rsid="0004a9a9"/>
    </style:style>
    <style:style style:name="T3" style:family="text">
      <style:text-properties officeooo:rsid="00055747"/>
    </style:style>
    <style:style style:name="T4" style:family="text">
      <style:text-properties fo:font-size="14pt" style:text-underline-style="solid" style:text-underline-width="auto" style:text-underline-color="font-color" fo:font-weight="bold" officeooo:rsid="00033eb4"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04a9a9"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TD 00 : Algorithmes av</text:span><text:span text:style-name="T5">a</text:span><text:span text:style-name="T4">ncées et Structures de données</text:span></text:p>
      <text:p text:style-name="P1"/>
      <text:p text:style-name="P1"/>
      <text:p text:style-name="P2">Exercice 1 :Recherche Binaire</text:p>
      <text:p text:style-name="P1"/>
      <text:p text:style-name="P1">Implémentation d'un algorithme de recherche binaire pour trouver une valeur cible dans une liste triée. Retourne l'index de la cible ou -1 si non trouvé.</text:p>
      <text:p text:style-name="P1"/>
      <text:p text:style-name="P1"><text:s text:c="2"/>• <text:s text:c="2"/>La recherche binaire divise la zone de recherche par deux à chaque itération.</text:p>
      <text:p text:style-name="P1"><text:s text:c="2"/>• <text:s text:c="2"/>La complexité est donc de O(log n), où n est le nombre d'éléments dans la liste. Cela signifie qu'il faut un temps logarithmique pour trouver la cible, ce qui est bien plus efficace que la recherche linéaire (O(n)) pour les grandes listes.</text:p>
      <text:p text:style-name="P1"/>
      <text:p text:style-name="P2">Exercice 2 :Traversée de Graphes (BFS et DFS)</text:p>
      <text:p text:style-name="P1"/>
      <text:p text:style-name="P1">Implémentation de BFS et DFS pour explorer un graphe représentant une carte de ville.</text:p>
      <text:p text:style-name="P1">BFS utilise une file pour explorer les nœuds niveau par niveau.</text:p>
      <text:p text:style-name="P1">DFS utilise la récursion ou une pile pour explorer en profondeur.</text:p>
      <text:p text:style-name="P1"/>
      <text:p text:style-name="P1"><text:s text:c="2"/>• <text:s/>O(V + E) pour BFS et DFS, où :</text:p>
      <text:p text:style-name="P1"><text:s text:c="2"/>• <text:s/>V est le nombre de sommets (nœuds) du graphe.</text:p>
      <text:p text:style-name="P1"><text:s text:c="2"/>• <text:s/>E est le nombre d'arêtes (liens) du graphe.</text:p>
      <text:p text:style-name="P1"><text:s text:c="2"/>• <text:s/>Dans le pire des cas, chaque nœud et chaque arête est visité au plus une fois.</text:p>
      <text:p text:style-name="P1"/>
      <text:p text:style-name="P2">Exercice 3 :Programmation Dynamique (Problème du Sac à Dos)</text:p>
      <text:p text:style-name="P1"/>
      <text:p text:style-name="P1">Résolution du problème 0/1 du sac à dos avec une approche de programmation dynamique.</text:p>
      <text:p text:style-name="P1">Utilisation d'un tableau 2D pour stocker la valeur maximale atteignable.</text:p>
      <text:p text:style-name="P1"/>
      <text:p text:style-name="P1"><text:s text:c="2"/>• <text:s text:c="2"/>La complexité de cet algorithme est de O(n * W), où n est le nombre d'objets et W est le poids maximum du sac à dos. Les boucles imbriquées parcourent le tableau de taille (n+1) x (poidsMax+1).</text:p>
      <text:p text:style-name="P1"/>
      <text:p text:style-name="P2">Exercice 4 : Fusion d'Intervalles</text:p>
      <text:p text:style-name="P1"/>
      <text:p text:style-name="P1">Implémentation d'un algorithme pour fusionner des intervalles de temps qui se chevauchent.</text:p>
      <text:p text:style-name="P1">Tri des intervalles par temps de début avant la fusion.</text:p>
      <text:p text:style-name="P1"/>
      <text:p text:style-name="P1"><text:s text:c="2"/>• <text:s text:c="2"/>Le tri des intervalles avec Collections.sort prend O(n log n) où n est le nombre d'intervalles.</text:p>
      <text:p text:style-name="P1"><text:s text:c="2"/>• <text:s text:c="2"/>Le reste de l'algorithme itère sur la liste une seule fois, ce qui prend O(n) du temps.</text:p>
      <text:p text:style-name="P1"><text:s text:c="2"/>• <text:s text:c="2"/>La complexité temporelle globale est dominée par l'étape de tri, donc elle est de O(n log n).</text:p>
      <text:p text:style-name="P1"/>
      <text:p text:style-name="P2">Exercice 5 :Somme Maximale de Sous-Tableau (Algorithme de Kadane)</text:p>
      <text:p text:style-name="P1"/>
      <text:p text:style-name="P1">Utilisation de l'algorithme de Kadane pour trouver le sous-tableau contigu avec la somme maximale.</text:p>
      <text:p text:style-name="P1"/>
      <text:p text:style-name="P1"><text:s text:c="2"/>• <text:s/>L'algorithme parcours le tableau une seule fois, avec une boucle de n éléments. <text:span text:style-name="T3">Par contre pour l’approche de la force-brute, l’algorithme utilise 3 boucles</text:span></text:p>
      <text:p text:style-name="P1"><text:s text:c="2"/>• <text:s/>La complexité temporelle est de O(n) <text:span text:style-name="T3">pour Kadane et O(n³) pour la force-brute</text:span></text:p>
      <text:p text:style-name="P4"><text:s text:c="2"/>• <text:s/>L’<text:span text:style-name="T3">algorithme de Kadane est donc meilleu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M"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M"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00:05:59.737000000</meta:creation-date>
    <dc:date>2025-02-04T02:12:38.505000000</dc:date>
    <meta:editing-duration>PT1H59M44S</meta:editing-duration>
    <meta:editing-cycles>4</meta:editing-cycles>
    <meta:generator>LibreOffice/7.6.1.2$Windows_X86_64 LibreOffice_project/f5defcebd022c5bc36bbb79be232cb6926d8f674</meta:generator>
    <meta:document-statistic meta:table-count="0" meta:image-count="0" meta:object-count="0" meta:page-count="1" meta:paragraph-count="28" meta:word-count="407" meta:character-count="2374" meta:non-whitespace-character-count="1952"/>
  </office:meta>
</office:document-meta>
</file>